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1862in"/>
    </style:style>
    <style:style style:name="co2" style:family="table-column">
      <style:table-column-properties fo:break-before="auto" style:column-width="1.1425in"/>
    </style:style>
    <style:style style:name="co3" style:family="table-column">
      <style:table-column-properties fo:break-before="auto" style:column-width="1.251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10.5004in" svg:y="2.8728in">
            <draw:object draw:notify-on-update-of-ranges="Sheet1.A2:Sheet1.A14 Sheet1.B2:Sheet1.B1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6.2988in" svg:height="3.5429in" svg:x="3.663in" svg:y="0.0315in">
            <draw:object draw:notify-on-update-of-ranges="Sheet1.A1:Sheet1.A1 Sheet1.A2:Sheet1.A14 Sheet1.C1:Sheet1.C1 Sheet1.C2:Sheet1.C1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requenz [Hz]</text:p>
          </table:table-cell>
          <table:table-cell office:value-type="string" calcext:value-type="string">
            <text:p>Spannung [mV]</text:p>
          </table:table-cell>
          <table:table-cell office:value-type="string" calcext:value-type="string">
            <text:p>Spannung [dB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90" calcext:value-type="float">
            <text:p>1190</text:p>
          </table:table-cell>
          <table:table-cell table:formula="of:=LOG([.B2];10)*20" office:value-type="float" office:value="61.5109392278506" calcext:value-type="float">
            <text:p>61.510939227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80" calcext:value-type="float">
            <text:p>880</text:p>
          </table:table-cell>
          <table:table-cell table:formula="of:=LOG([.B3];10)*20" office:value-type="float" office:value="58.8896534430034" calcext:value-type="float">
            <text:p>58.88965344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00" calcext:value-type="float">
            <text:p>600</text:p>
          </table:table-cell>
          <table:table-cell table:formula="of:=LOG([.B4];10)*20" office:value-type="float" office:value="55.5630250076729" calcext:value-type="float">
            <text:p>55.563025007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80" calcext:value-type="float">
            <text:p>480</text:p>
          </table:table-cell>
          <table:table-cell table:formula="of:=LOG([.B5];10)*20" office:value-type="float" office:value="53.6248247475117" calcext:value-type="float">
            <text:p>53.62482474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80" calcext:value-type="float">
            <text:p>380</text:p>
          </table:table-cell>
          <table:table-cell table:formula="of:=LOG([.B6];10)*20" office:value-type="float" office:value="51.5956719323362" calcext:value-type="float">
            <text:p>51.595671932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00" calcext:value-type="float">
            <text:p>300</text:p>
          </table:table-cell>
          <table:table-cell table:formula="of:=LOG([.B7];10)*20" office:value-type="float" office:value="49.5424250943932" calcext:value-type="float">
            <text:p>49.54242509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0" calcext:value-type="float">
            <text:p>170</text:p>
          </table:table-cell>
          <table:table-cell table:formula="of:=LOG([.B8];10)*20" office:value-type="float" office:value="44.6089784275655" calcext:value-type="float">
            <text:p>44.608978427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5" calcext:value-type="float">
            <text:p>95</text:p>
          </table:table-cell>
          <table:table-cell table:formula="of:=LOG([.B9];10)*20" office:value-type="float" office:value="39.554472105777" calcext:value-type="float">
            <text:p>39.554472105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0" calcext:value-type="float">
            <text:p>70</text:p>
          </table:table-cell>
          <table:table-cell table:formula="of:=LOG([.B10];10)*20" office:value-type="float" office:value="36.9019608002851" calcext:value-type="float">
            <text:p>36.901960800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0" calcext:value-type="float">
            <text:p>60</text:p>
          </table:table-cell>
          <table:table-cell table:formula="of:=LOG([.B11];10)*20" office:value-type="float" office:value="35.5630250076729" calcext:value-type="float">
            <text:p>35.563025007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3" calcext:value-type="float">
            <text:p>53</text:p>
          </table:table-cell>
          <table:table-cell table:formula="of:=LOG([.B12];10)*20" office:value-type="float" office:value="34.4855173920158" calcext:value-type="float">
            <text:p>34.48551739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5" calcext:value-type="float">
            <text:p>45</text:p>
          </table:table-cell>
          <table:table-cell table:formula="of:=LOG([.B13];10)*20" office:value-type="float" office:value="33.0642502755069" calcext:value-type="float">
            <text:p>33.064250275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9" calcext:value-type="float">
            <text:p>39</text:p>
          </table:table-cell>
          <table:table-cell table:formula="of:=LOG([.B14];10)*20" office:value-type="float" office:value="31.82129214053" calcext:value-type="float">
            <text:p>31.82129214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2T16:06:20.794809529</meta:creation-date>
    <dc:date>2014-05-22T16:29:15.521457937</dc:date>
    <meta:editing-duration>PT7M44S</meta:editing-duration>
    <meta:editing-cycles>2</meta:editing-cycles>
    <meta:generator>LibreOffice/4.2.4.2$Linux_X86_64 LibreOffice_project/420$Build-2</meta:generator>
    <meta:document-statistic meta:table-count="1" meta:cell-count="4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A2:Sheet1.B14" svg:x="0.77cm" svg:y="0.855cm" svg:width="11.738cm" svg:height="7.545cm">
          <chartooo:coordinate-region svg:x="1.762cm" svg:y="1.055cm" svg:width="10.374cm" svg:height="6.6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4" chart:class="chart:scatter">
            <chart:domain table:cell-range-address="Sheet1.A2:Sheet1.A14"/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2:Sheet1.A14</svg:desc>
                </draw:g>
              </table:table-cell>
              <table:table-cell office:value-type="float" office:value="1190">
                <text:p>1190</text:p>
                <draw:g>
                  <svg:desc>Sheet1.B2:Sheet1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">
                <text:p>20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0">
                <text:p>30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0">
                <text:p>4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0">
                <text:p>7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">
                <text:p>1000</text:p>
              </table:table-cell>
              <table:table-cell office:value-type="float" office:value="39">
                <text:p>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381cm" svg:y="4.201cm" style:legend-expansion="high" chart:style-name="ch2"/>
        <chart:plot-area chart:style-name="ch3" table:cell-range-address="Sheet1.A1:Sheet1.A14 Sheet1.C1:Sheet1.C14" chart:data-source-has-labels="row" svg:x="0.77cm" svg:y="0.855cm" svg:width="10.971cm" svg:height="6.984cm">
          <chartooo:coordinate-region svg:x="1.391cm" svg:y="1.054cm" svg:width="9.978cm" svg:height="6.138cm"/>
          <chart:axis chart:dimension="x" chart:name="primary-x" chart:style-name="ch4">
            <chart:title svg:x="5.219cm" svg:y="8.019cm" chart:style-name="ch5">
              <text:p>Frequenz [Hz]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C2:Sheet1.C14" chart:label-cell-address="Sheet1.C1:Sheet1.C1" chart:class="chart:scatter">
            <chart:domain table:cell-range-address="Sheet1.A2:Sheet1.A14"/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annung [dB]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2:Sheet1.A14</svg:desc>
                </draw:g>
              </table:table-cell>
              <table:table-cell office:value-type="float" office:value="61.5109392278506">
                <text:p>61.5109392278506</text:p>
                <draw:g>
                  <svg:desc>Sheet1.C2:Sheet1.C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58.8896534430034">
                <text:p>58.88965344300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55.5630250076729">
                <text:p>55.56302500767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53.6248247475117">
                <text:p>53.62482474751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51.5956719323362">
                <text:p>51.59567193233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49.5424250943932">
                <text:p>49.54242509439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44.6089784275655">
                <text:p>44.60897842756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">
                <text:p>200</text:p>
              </table:table-cell>
              <table:table-cell office:value-type="float" office:value="39.554472105777">
                <text:p>39.5544721057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0">
                <text:p>300</text:p>
              </table:table-cell>
              <table:table-cell office:value-type="float" office:value="36.9019608002851">
                <text:p>36.90196080028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0">
                <text:p>400</text:p>
              </table:table-cell>
              <table:table-cell office:value-type="float" office:value="35.5630250076729">
                <text:p>35.56302500767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34.4855173920158">
                <text:p>34.48551739201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0">
                <text:p>700</text:p>
              </table:table-cell>
              <table:table-cell office:value-type="float" office:value="33.0642502755069">
                <text:p>33.06425027550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">
                <text:p>1000</text:p>
              </table:table-cell>
              <table:table-cell office:value-type="float" office:value="31.82129214053">
                <text:p>31.821292140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